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frac>
            <msup>
              <mtext>d</mtext>
              <mn>2</mn>
            </msup>
            <mrow>
              <mtext>d</mtext>
              <msup>
                <mo stretchy="false">ρ</mo>
                <mn>2</mn>
              </msup>
            </mrow>
          </mfrac>
          <mrow>
            <mi/>
            <mo stretchy="false">+</mo>
            <mi/>
          </mrow>
          <mfrac>
            <mn>2</mn>
            <mo stretchy="false">ρ</mo>
          </mfrac>
          <mrow>
            <mi/>
            <mo stretchy="false">−</mo>
            <mi/>
          </mrow>
          <mfrac>
            <mrow>
              <mi>l</mi>
              <mi/>
              <mrow>
                <mo stretchy="false">(</mo>
                <mrow>
                  <mi>l</mi>
                  <mrow>
                    <mi/>
                    <mo stretchy="false">+</mo>
                    <mi/>
                  </mrow>
                  <mn>1</mn>
                </mrow>
                <mo stretchy="false">)</mo>
              </mrow>
            </mrow>
            <msup>
              <mo stretchy="false">ρ</mo>
              <mn>2</mn>
            </msup>
          </mfrac>
          <mrow>
            <mi/>
            <mo stretchy="false">−</mo>
            <mi/>
          </mrow>
          <msup>
            <mo stretchy="false">η</mo>
            <mn>2</mn>
          </msup>
        </mrow>
      </mfenced>
      <mi>u</mi>
      <mrow>
        <mo stretchy="false">(</mo>
        <mrow>
          <mo stretchy="false">ρ</mo>
        </mrow>
        <mo stretchy="false">)</mo>
      </mrow>
      <mrow>
        <mi/>
        <mo stretchy="false">=</mo>
        <mi/>
      </mrow>
      <mn>0</mn>
    </mrow>
    <annotation encoding="StarMath 5.0">alignc 
left [ 
 "d" ^2 over {"d" %irho ^2} ~+~ 2 over %irho 
 ~-~ {l ` (l ~+~ 1)} over %irho ^2 
 ~-~ %ieta ^2 
right ] u (%irho)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11:29.440000000</meta:creation-date>
    <meta:generator>LibreOffice/4.1.4.2$Windows_x86 LibreOffice_project/0a0440ccc0227ad9829de5f46be37cfb6edcf72</meta:generator>
  </office:meta>
</office:document-meta>
</file>